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Nimbus Sans L', sans-serif"/>
    <style:font-face style:name="Lohit Hindi1" svg:font-family="'Lohit Hindi'"/>
    <style:font-face style:name="OpenSymbol" svg:font-family="OpenSymbol"/>
    <style:font-face style:name="Bitstream Charter1" svg:font-family="'Bitstream Charter'" style:font-family-generic="roman"/>
    <style:font-face style:name="Courier New" svg:font-family="'Courier New'" style:font-family-generic="roman"/>
    <style:font-face style:name="Liberation Sans" svg:font-family="'Liberation Sans'" style:font-family-generic="roman"/>
    <style:font-face style:name="Liberation Serif1" svg:font-family="'Liberation Serif'" style:font-family-generic="roman"/>
    <style:font-face style:name="Liberation Sans1" svg:font-family="'Liberation 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 svg:font-family="'Lohit Hindi'"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list-style-name="L3">
      <style:paragraph-properties fo:line-height="100%" fo:text-align="start" style:justify-single-word="false"/>
    </style:style>
    <style:style style:name="P3" style:family="paragraph" style:parent-style-name="Standard" style:list-style-name="L4">
      <style:paragraph-properties fo:line-height="100%" fo:text-align="start" style:justify-single-word="false"/>
    </style:style>
    <style:style style:name="P4" style:family="paragraph" style:parent-style-name="Standard" style:list-style-name="L7">
      <style:paragraph-properties fo:line-height="100%" fo:text-align="start" style:justify-single-word="false"/>
    </style:style>
    <style:style style:name="P5" style:family="paragraph" style:parent-style-name="Standard" style:list-style-name="L8">
      <style:paragraph-properties fo:line-height="100%" fo:text-align="start" style:justify-single-word="false"/>
    </style:style>
    <style:style style:name="P6" style:family="paragraph" style:parent-style-name="Standard">
      <style:paragraph-properties fo:line-height="100%" fo:text-align="start" style:justify-single-word="false"/>
      <style:text-properties fo:language="en" fo:country="US"/>
    </style:style>
    <style:style style:name="P7" style:family="paragraph" style:parent-style-name="Standard">
      <style:paragraph-properties fo:line-height="100%" fo:text-align="start" style:justify-single-word="false"/>
      <style:text-properties style:font-name="Bitstream Charter" fo:language="en" fo:country="US"/>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font-name="Bitstream Charter" fo:language="en" fo:country="US"/>
    </style:style>
    <style:style style:name="P9" style:family="paragraph" style:parent-style-name="Standard">
      <style:paragraph-properties fo:line-height="100%" fo:text-align="start" style:justify-single-word="false"/>
      <style:text-properties style:font-name="Bitstream Charter"/>
    </style:style>
    <style:style style:name="P10" style:family="paragraph" style:parent-style-name="Standard">
      <style:paragraph-properties fo:line-height="100%" fo:text-align="start" style:justify-single-word="false"/>
      <style:text-properties style:font-name="Bitstream Charter" fo:font-size="9pt" fo:language="en" fo:country="US" style:font-size-asian="9pt" style:font-size-complex="9pt"/>
    </style:style>
    <style:style style:name="P11" style:family="paragraph" style:parent-style-name="Standard">
      <style:paragraph-properties fo:line-height="100%" fo:text-align="start" style:justify-single-word="false"/>
      <style:text-properties style:font-name="Bitstream Charter" fo:font-size="9pt" fo:language="en" fo:country="US" fo:font-weight="normal" style:font-size-asian="9pt" style:font-weight-asian="normal" style:font-size-complex="9pt" style:font-weight-complex="normal"/>
    </style:style>
    <style:style style:name="P12" style:family="paragraph" style:parent-style-name="Standard">
      <style:paragraph-properties fo:line-height="100%" fo:text-align="start" style:justify-single-word="false"/>
      <style:text-properties style:font-name="Bitstream Charter" fo:font-size="12pt" style:font-size-asian="12pt" style:font-size-complex="12pt"/>
    </style:style>
    <style:style style:name="P13" style:family="paragraph" style:parent-style-name="Standard" style:list-style-name="L2"/>
    <style:style style:name="P14" style:family="paragraph" style:parent-style-name="Standard">
      <style:paragraph-properties fo:line-height="100%"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line-height="100%" fo:text-align="start" style:justify-single-word="false"/>
      <style:text-properties fo:font-size="12pt" style:font-size-asian="12pt" style:font-size-complex="12pt"/>
    </style:style>
    <style:style style:name="P16" style:family="paragraph" style:parent-style-name="Standard" style:list-style-name="WWNum1">
      <style:paragraph-properties fo:margin-left="0.5in" fo:margin-right="0in" fo:line-height="100%" fo:text-align="start" style:justify-single-word="false" fo:text-indent="-0.2965in" style:auto-text-indent="false">
        <style:tab-stops/>
      </style:paragraph-properties>
    </style:style>
    <style:style style:name="P17" style:family="paragraph" style:parent-style-name="Standard" style:list-style-name="WWNum1">
      <style:paragraph-properties fo:margin-left="0.5in" fo:margin-right="0in" fo:margin-top="0in" fo:margin-bottom="0.0811in" fo:line-height="120%" fo:text-align="start" style:justify-single-word="false" fo:text-indent="-0.2965in" style:auto-text-indent="false">
        <style:tab-stops/>
      </style:paragraph-properties>
    </style:style>
    <style:style style:name="P18" style:family="paragraph" style:parent-style-name="Standard">
      <style:paragraph-properties fo:margin-top="0in" fo:margin-bottom="0.0811in" fo:line-height="120%" fo:text-align="start" style:justify-single-word="false"/>
      <style:text-properties style:font-name="Bitstream Charter" fo:language="en" fo:country="US"/>
    </style:style>
    <style:style style:name="P19" style:family="paragraph" style:parent-style-name="Standard">
      <style:paragraph-properties fo:line-height="100%" fo:text-align="start" style:justify-single-word="false" fo:break-before="page">
        <style:tab-stops>
          <style:tab-stop style:position="0.5in"/>
        </style:tab-stops>
      </style:paragraph-properties>
      <style:text-properties style:font-name="Bitstream Charter" fo:language="en" fo:country="US"/>
    </style:style>
    <style:style style:name="P20" style:family="paragraph" style:parent-style-name="Standard">
      <style:paragraph-properties fo:line-height="100%" fo:text-align="start" style:justify-single-word="false" fo:break-before="page"/>
    </style:style>
    <style:style style:name="P21" style:family="paragraph" style:parent-style-name="Standard" style:master-page-name="Standard">
      <style:paragraph-properties fo:line-height="100%" fo:text-align="start" style:justify-single-word="false" style:page-number="auto"/>
    </style:style>
    <style:style style:name="P22" style:family="paragraph" style:parent-style-name="Text_20_body">
      <style:paragraph-properties fo:line-height="100%" fo:text-align="start" style:justify-single-word="false"/>
    </style:style>
    <style:style style:name="T1" style:family="text">
      <style:text-properties style:font-name="Liberation Serif1" fo:font-size="12pt" fo:language="en" fo:country="US" style:font-size-asian="12pt"/>
    </style:style>
    <style:style style:name="T2" style:family="text">
      <style:text-properties style:font-name="Bitstream Charter1" fo:font-size="12pt" fo:language="en" fo:country="US" style:font-size-asian="12pt"/>
    </style:style>
    <style:style style:name="T3" style:family="text">
      <style:text-properties style:font-name="Bitstream Charter1" fo:font-size="12pt" fo:language="en" fo:country="US" fo:font-weight="bold" style:font-size-asian="12pt" style:font-weight-asian="bold"/>
    </style:style>
    <style:style style:name="T4" style:family="text">
      <style:text-properties style:font-name="Bitstream Charter1" fo:font-size="9pt" fo:language="en" fo:country="US" style:font-size-asian="9pt"/>
    </style:style>
    <style:style style:name="T5" style:family="text">
      <style:text-properties fo:font-size="12pt" fo:language="en" fo:country="US" fo:font-weight="bold" style:font-size-asian="12pt" style:font-weight-asian="bold"/>
    </style:style>
    <style:style style:name="T6" style:family="text">
      <style:text-properties fo:font-size="12pt" fo:font-weight="bold" style:font-size-asian="12pt" style:font-weight-asian="bold"/>
    </style:style>
    <style:style style:name="T7" style:family="text">
      <style:text-properties fo:language="en" fo:country="US"/>
    </style:style>
    <style:style style:name="T8" style:family="text">
      <style:text-properties fo:font-variant="normal" fo:text-transform="none" fo:color="#000000" style:font-name="Arial" fo:font-size="6.80000019073486pt" fo:letter-spacing="normal" fo:language="en" fo:country="US" fo:font-style="normal" fo:font-weight="normal" style:font-size-asian="9pt"/>
    </style:style>
    <style:style style:name="T9" style:family="text">
      <style:text-properties fo:font-variant="normal" fo:text-transform="none" fo:color="#000000" style:font-name="Bitstream Charter1" fo:font-size="9pt" fo:letter-spacing="normal" fo:language="en" fo:country="US" fo:font-style="normal" fo:font-weight="normal" style:font-size-asian="9pt"/>
    </style:style>
    <style:style style:name="T10" style:family="text">
      <style:text-properties style:font-name="Bitstream Charter"/>
    </style:style>
    <style:style style:name="T11" style:family="text">
      <style:text-properties style:font-name="Bitstream Charter" fo:font-size="9pt" fo:language="en" fo:country="US" style:font-size-asian="9pt" style:font-size-complex="9pt"/>
    </style:style>
    <style:style style:name="T12" style:family="text">
      <style:text-properties style:font-name="Bitstream Charter" fo:font-size="9pt" fo:language="en" fo:country="US" fo:font-weight="normal" style:font-size-asian="9pt" style:font-weight-asian="normal" style:font-size-complex="9pt" style:font-weight-complex="normal"/>
    </style:style>
    <style:style style:name="T13" style:family="text">
      <style:text-properties style:font-name="Bitstream Charter"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3">Charles Wyble System/Network Engineer</text:span></text:p>
      <text:p text:style-name="P1"><text:a xlink:type="simple" xlink:href="mailto:charles@knownelement.com"><text:span text:style-name="T1">charles@knownelement.com</text:span></text:a></text:p>
      <text:p text:style-name="P1"><text:span text:style-name="T2">(818)280-7059</text:span></text:p>
      <text:p text:style-name="P6"/>
      <text:p text:style-name="P1"><text:span text:style-name="T4">Charles Wyble is a systems engineer with 10 years experience in the efficient design, implementation and sustaining of large scale 24x7 production systems across many different industries:<text:line-break/></text:span></text:p>
      <text:list xml:id="list1630766110" text:style-name="WWNum1">
        <text:list-item>
          <text:p text:style-name="P16"><text:span text:style-name="T4">E-commerce/fulfillment (GSI/The Walt Disney Corporation)</text:span></text:p>
        </text:list-item>
        <text:list-item>
          <text:p text:style-name="P16"><text:span text:style-name="T4">Social media/social networking (various startups on a contract/consulting basis)</text:span></text:p>
        </text:list-item>
        <text:list-item>
          <text:p text:style-name="P16"><text:span text:style-name="T4">Payroll processing (Cast &amp; Crew Entertainment Services) </text:span></text:p>
        </text:list-item>
        <text:list-item>
          <text:p text:style-name="P16"><text:span text:style-name="T4">Hyper local advertising / digital signage (TargetCastNetworks) </text:span></text:p>
        </text:list-item>
        <text:list-item>
          <text:p text:style-name="P16"><text:span text:style-name="T4">Online display advertising (Evite.com and Fox Audience Network)</text:span></text:p>
        </text:list-item>
      </text:list>
      <text:p text:style-name="P6"/>
      <text:p text:style-name="P1"><text:span text:style-name="T3">Skills Summary</text:span></text:p>
      <text:p text:style-name="P6"/>
      <text:list xml:id="list1218186563" text:style-name="L2">
        <text:list-item>
          <text:p text:style-name="P13"><text:span text:style-name="T9">Core IT infrastructure: KVM/Xen/OpenVZ/Proxmox, Postfix/Exim/Qmail, BIND/PowerDNS, PXE boot/install (Debian (FAI)/RHEL and CentOS Kickstart, Cobbler, OpenLDAP(FreeIPA and standalone)</text:span></text:p>
        </text:list-item>
        <text:list-item>
          <text:p text:style-name="P13"><text:span text:style-name="T9">Security: IpTables/pfSense/Snort/Nessus/OpenVAS</text:span></text:p>
        </text:list-item>
        <text:list-item>
          <text:p text:style-name="P13"><text:span text:style-name="T9">Linux Server Applications: Linux shell scripting/automation (bash/sed/awk). </text:span></text:p>
        </text:list-item>
        <text:list-item>
          <text:p text:style-name="P13"><text:span text:style-name="T9">Web (PHP/Perl/Java/Ruby) application deployment, configuration, tuning, debugging: </text:span></text:p>
        </text:list-item>
        <text:list-item>
          <text:p text:style-name="P13"><text:span text:style-name="T9">Networking (switches, load balancing, firewalls, routing): BigIP GTM &amp; LTM, Cisco LD, 2600/1800/3600 series routers, 3745/2900/6509 switches, Cisco ASA VPN, Linux Virtual Server (LVS) OpenVPN.</text:span></text:p>
        </text:list-item>
        <text:list-item>
          <text:p text:style-name="P13"><text:span text:style-name="T9">Monitoring: Nagios, HP OpenView, HP SiteScope, Opsview, OSSIM</text:span></text:p>
        </text:list-item>
        <text:list-item>
          <text:p text:style-name="P13"><text:span text:style-name="T9">Storage: HP SAN (20 terabytes total storage supporting VmWare workloads), EMC Clarion cx400 and cx700 (200 terabytes total storage supporting Oracle/MySQL/SQL server workloads), Promise and Equallogic iSCSI Network Attached Storage (100 terabytes total storage supporting near line storage and development workloads) NFS/rsync/git on Linux supporting distributed web work loads.</text:span></text:p>
        </text:list-item>
      </text:list>
      <text:p text:style-name="P22"><text:span text:style-name="T8"/></text:p>
      <text:p text:style-name="P1"><text:span text:style-name="T3">Specialties</text:span></text:p>
      <text:p text:style-name="P6"/>
      <text:list xml:id="list1855181919" text:continue-list="list1630766110" text:style-name="WWNum1">
        <text:list-item>
          <text:p text:style-name="P17"><text:span text:style-name="T4">Large scale transaction processing (ecommerce/ad delivery) system design and implementation. </text:span></text:p>
        </text:list-item>
        <text:list-item>
          <text:p text:style-name="P17"><text:span text:style-name="T4">PCI Compliance (including the largest compliance project at the Walt Disney Company)</text:span></text:p>
        </text:list-item>
        <text:list-item>
          <text:p text:style-name="P16"><text:span text:style-name="T4">Large scale web application operations/hosting (HostGator.com)</text:span></text:p>
        </text:list-item>
      </text:list>
      <text:p text:style-name="P18"/>
      <text:p text:style-name="P18"/>
      <text:p text:style-name="P8"/>
      <text:p text:style-name="P19"/>
      <text:p text:style-name="P9"><text:span text:style-name="T5">Experience</text:span></text:p>
      <text:p text:style-name="P7"/>
      <text:p text:style-name="P7"><text:span text:style-name="T6">Co founder and Chief Technology Officer at Free Network Foundation</text:span></text:p>
      <text:p text:style-name="P7"><text:span text:style-name="T6">May 2011 - Present</text:span></text:p>
      <text:p text:style-name="P7"><text:span text:style-name="T6"/></text:p>
      <text:p text:style-name="P1"><text:span text:style-name="T12">The Free Network Foundation is a nonprofit organization that provides operators around the world with essential infrastructure for the realization and support of free networks. We engineer tools and develop educational resources to facilitate the deployment of resilient, responsive, and accessible networks.</text:span></text:p>
      <text:p text:style-name="P1"><text:span text:style-name="T12"/></text:p>
      <text:list xml:id="list1706859639" text:style-name="L7">
        <text:list-item>
          <text:p text:style-name="P4"><text:span text:style-name="T12">Deployed core IT systems (Highly available pfSense router/Cisco switches, Dell server with LXC</text:span></text:p>
        </text:list-item>
      </text:list>
      <text:p text:style-name="P11">virtualization backed to FreeNAS for storage), OpenQRM to handle VM provisioning</text:p>
      <text:list xml:id="list1353031302" text:style-name="L8">
        <text:list-item>
          <text:p text:style-name="P5"><text:span text:style-name="T12">Deployed backup and disaster recovery systems</text:span></text:p>
        </text:list-item>
        <text:list-item>
          <text:p text:style-name="P5"><text:span text:style-name="T12">Implemented monitoring/alerting/event correlation (using AlienVault (OSSIM)</text:span></text:p>
        </text:list-item>
        <text:list-item>
          <text:p text:style-name="P5"><text:span text:style-name="T12">Implemented numerous web based software packages to support core business operations: Chili (Redmine fork), StatusNET, CiviCRM, Elgg/Lorea, MediaWiki, Kaltura,Dolibar,phpMyFAQ,Wordpress and more</text:span></text:p>
        </text:list-item>
      </text:list>
      <text:p text:style-name="P10"/>
      <text:p text:style-name="P7">Founder at Known Element Enterprises</text:p>
      <text:p text:style-name="P7">January 2002 - Present </text:p>
      <text:p text:style-name="P7"/>
      <text:p text:style-name="P10">A professional services organization that has been providing systems and network engineering expertise to organizations since 2002.</text:p>
      <text:p text:style-name="P10"/>
      <text:p text:style-name="P10">Some work we have conducted:</text:p>
      <text:list xml:id="list1198566982" text:style-name="L3">
        <text:list-item>
          <text:p text:style-name="P2"><text:span text:style-name="T11">LAMP Deployment Deployed a Debian Linux/Apache/MySQL/PHP system and educated the System Administration and Development staff on configuration and use for an insurance company.</text:span></text:p>
        </text:list-item>
        <text:list-item>
          <text:p text:style-name="P2"><text:span text:style-name="T11">Corporate Linux Deployment/Migration Provided assistance to a medium sized engineering firm with a near 100% conversion to Linux on the desktop and server. Utilizing SUSE Professional 6.5 for desktops and Debian GNU/Linux for servers (Email/File Server/DNS/DHCP).</text:span></text:p>
        </text:list-item>
        <text:list-item>
          <text:p text:style-name="P2"><text:span text:style-name="T11">Linux Deployment/Migration Provided assistance to a small software development firm with a near 100% conversion to Linux. </text:span></text:p>
        </text:list-item>
        <text:list-item>
          <text:p text:style-name="P2"><text:span text:style-name="T11">Utilized Ubuntu Linux for desktops and Debian GNU/Linux for servers (Email/File/LDAP/DNS/DHCP).</text:span></text:p>
        </text:list-item>
        <text:list-item>
          <text:p text:style-name="P2"><text:span text:style-name="T11">Windows IT / end user support. Provided desktop/server installation,support and optimization.</text:span></text:p>
        </text:list-item>
        <text:list-item>
          <text:p text:style-name="P2"><text:span text:style-name="T11">Adjunct system administration support for development teams. Provided senior level systemadministration/engineering/architecture support to various startup development teams on a contract/consulting basis.</text:span></text:p>
        </text:list-item>
      </text:list>
      <text:p text:style-name="P1"><text:span text:style-name="T11"/></text:p>
      <text:p text:style-name="P12">Linux System Administrator at Hostgator.com</text:p>
      <text:p text:style-name="P12">March 2011 - May 2012 (1 year 3 months)</text:p>
      <text:p text:style-name="P12"/>
      <text:list xml:id="list498438737" text:style-name="L4">
        <text:list-item>
          <text:p text:style-name="P3"><text:span text:style-name="T13">Provided senior level Linux and web application support to a global customer base.</text:span></text:p>
        </text:list-item>
        <text:list-item>
          <text:p text:style-name="P3"><text:span text:style-name="T13">Handled internal escalations from Jr and Level I administrators.</text:span></text:p>
        </text:list-item>
        <text:list-item>
          <text:p text:style-name="P3"><text:span text:style-name="T13">Developed standardized reply language, scripts and procedures for numerous common scenarios. This greatly reduced errors across the Level I Linux administrator department.</text:span></text:p>
        </text:list-item>
        <text:list-item>
          <text:p text:style-name="P3"><text:span text:style-name="T13">Handled customer service issues for numerous managers and directors.</text:span></text:p>
        </text:list-item>
      </text:list>
      <text:p text:style-name="P1"><text:span text:style-name="T13"/></text:p>
      <text:p text:style-name="P14"><text:span text:style-name="T10">Network Engineer at Fox Audience Network</text:span></text:p>
      <text:p text:style-name="P15"><text:span text:style-name="T10">March 2010 - September 2010 </text:span></text:p>
      <text:p text:style-name="P1"><text:span text:style-name="T13"/></text:p>
      <text:p text:style-name="P1"><text:span text:style-name="T13">Provided expertise in the areas of data center network design and large scale Linux system implementation.</text:span></text:p>
      <text:p text:style-name="P20"><text:span text:style-name="T13"/></text:p>
      <text:p text:style-name="P1"><text:span text:style-name="T13"/></text:p>
      <text:p text:style-name="P14"><text:span text:style-name="T10">Linux/Windows/MacOSX Systems Engineer at RippleTV</text:span></text:p>
      <text:p text:style-name="P15"><text:span text:style-name="T10">October 2008 - January 2010 </text:span></text:p>
      <text:p text:style-name="P1"><text:span text:style-name="T13"/></text:p>
      <text:p text:style-name="P1"><text:span text:style-name="T13">Provided system engineering expertise for customer facing advertising platform (AdSpot) and internal fleet</text:span></text:p>
      <text:p text:style-name="P1"><text:span text:style-name="T13">management tool (CPanel). Utilized Nginx, Mongrel, Thin, Rails, Merb, Rack, MySQL (with replication),</text:span></text:p>
      <text:p text:style-name="P1"><text:span text:style-name="T13">memcached and slack to support 2000+ systems.</text:span></text:p>
      <text:p text:style-name="P1"><text:span text:style-name="T13"/></text:p>
      <text:p text:style-name="P14"><text:span text:style-name="T10">Linux System Engineer at Evite</text:span></text:p>
      <text:p text:style-name="P15"><text:span text:style-name="T10">June 2008 - September 2008 </text:span></text:p>
      <text:p text:style-name="P1"><text:span text:style-name="T13"/></text:p>
      <text:p text:style-name="P1"><text:span text:style-name="T13">Provided Linux and Cisco systems engineering expertise for Evite.com, across 2 geographically dispersed</text:span></text:p>
      <text:p text:style-name="P1"><text:span text:style-name="T13">data centers supporting 10 million visitors and 2 million e-mails per day. Utilized Apache/Tomcat on Gentoo and Ubuntu</text:span></text:p>
      <text:p text:style-name="P1"><text:span text:style-name="T13"/></text:p>
      <text:p text:style-name="P14"><text:span text:style-name="T10">Linux System Engineer at Cast &amp; Crew Entertainment Services</text:span></text:p>
      <text:p text:style-name="P15"><text:span text:style-name="T10">March 2008 – June 2008 </text:span></text:p>
      <text:p text:style-name="P15"><text:span text:style-name="T10"/></text:p>
      <text:p text:style-name="P1"><text:span text:style-name="T13">Linux system engineer. Oversaw 100 Linux servers running Java and C based systems.</text:span></text:p>
      <text:p text:style-name="P1"><text:span text:style-name="T13"/></text:p>
      <text:p text:style-name="P14"><text:span text:style-name="T10">Linux Systems Engineer at Siderean Software</text:span></text:p>
      <text:p text:style-name="P15"><text:span text:style-name="T10">September 2007 - February 2008 </text:span></text:p>
      <text:p text:style-name="P15"><text:span text:style-name="T10"/></text:p>
      <text:p text:style-name="P1"><text:span text:style-name="T13">Provided Linux systems engineering expertise for Siderean Software. Utilized Fedora and Centos on</text:span></text:p>
      <text:p text:style-name="P1"><text:span text:style-name="T13">dedicated hardware and ec2 to host numerous web properties including sites for Oracle Software.</text:span></text:p>
      <text:p text:style-name="P1"><text:span text:style-name="T13"/></text:p>
      <text:p text:style-name="P14"><text:span text:style-name="T10">Linux/Windows Systems Engineer at Walt Disney Internet Group</text:span></text:p>
      <text:p text:style-name="P15"><text:span text:style-name="T10">August 2006 - September 2007</text:span></text:p>
      <text:p text:style-name="P1"><text:span text:style-name="T13"/></text:p>
      <text:p text:style-name="P1"><text:span text:style-name="T13">A highly dynamic environment that allows me to work on several of the worlds most popular</text:span></text:p>
      <text:p text:style-name="P1"><text:span text:style-name="T13">web/ecommerce sites. I perform design and architecture as well as day to day administration of</text:span></text:p>
      <text:p text:style-name="P1"><text:span text:style-name="T13">disneyworld.com disneyland.com and several other Disney park property sites.</text:span></text:p>
      <text:p text:style-name="P1"><text:span text:style-name="T13">Provided system engineering and PCI compliance expertise for Disneyland.com, Disneyworld.com,</text:span></text:p>
      <text:p text:style-name="P1"><text:span text:style-name="T13">DisneyCruiseLines.com and 23 related properties generating 2 billion dollars a year. Business logic was</text:span></text:p>
      <text:p text:style-name="P1"><text:span text:style-name="T13">handled by Jboss instances on RHEL3/4 and frontend application serving was done via Windows 2003 and</text:span></text:p>
      <text:p text:style-name="P1"><text:span text:style-name="T13">Tomcat/IIS.</text:span></text:p>
      <text:p text:style-name="P1"><text:span text:style-name="T13">• Automated numerous routine system administration tasks Created numerous batch and VbScript programs</text:span></text:p>
      <text:p text:style-name="P1"><text:span text:style-name="T13">to handle all aspects of Windows administration from the command line.</text:span></text:p>
      <text:p text:style-name="P1"><text:span text:style-name="T13">• Active Directory Project for WDIG Designed and implemented a nation wide, 3 data center, highly</text:span></text:p>
      <text:p text:style-name="P1"><text:span text:style-name="T13">available Active Directory system to handle both the PCI and non PCI servers for the Walt Disney Internet</text:span></text:p>
      <text:p text:style-name="P1"><text:span text:style-name="T13">Group.</text:span></text:p>
      <text:p text:style-name="P1"><text:span text:style-name="T13">• Windows NT to Active Directory migration Migrated all the application servers off of Windows NT to</text:span></text:p>
      <text:p text:style-name="P1"><text:span text:style-name="T13">Windows 2003 Active Directory domain controllers. Also have experience with Windows 2008 (including</text:span></text:p>
      <text:p text:style-name="P1"><text:span text:style-name="T13">Linux/Cisco/wireless [wpa2 enterprise] authentication). Used both Centrify and</text:span></text:p>
      <text:p text:style-name="P1"><text:span text:style-name="T13">Samba/Winbind/LDAP/Kerberos.</text:span></text:p>
      <text:p text:style-name="P1"><text:span text:style-name="T13"/></text:p>
      <text:p text:style-name="P14"><text:span text:style-name="T10">Linux System Engineer at Intuit</text:span></text:p>
      <text:p text:style-name="P15"><text:span text:style-name="T10">2005 - 2006 (1 year)</text:span></text:p>
      <text:p text:style-name="P15"><text:span text:style-name="T10"/></text:p>
      <text:p text:style-name="P1"><text:span text:style-name="T13">Linux systems engineer for a 24x7 transaction processing/ecommerce/ financial services environment.</text:span></text:p>
      <text:p text:style-name="P1"><text:span text:style-name="T13">Responsibilities included working closely with the network administration and infrastructure design teams</text:span></text:p>
      <text:p text:style-name="P1"><text:span text:style-name="T13">and ensuring continuous uptime of multiple high visibility/high impact/high value environments including</text:span></text:p>
      <text:p text:style-name="P1"><text:span text:style-name="T13">1TB MySQL database, 300 TB Oracle database, 1.5 TB Oracle Data warehouse and a 4,000-store LAMP</text:span></text:p>
      <text:p text:style-name="P1"><text:span text:style-name="T13">based ecommerce system (MerchantAmerica.com).</text:span></text:p>
      <text:p text:style-name="P1"><text:span text:style-name="T13"/></text:p>
      <text:p text:style-name="P20"><text:span text:style-name="T13">Projects:</text:span></text:p>
      <text:p text:style-name="P1"><text:span text:style-name="T13"/></text:p>
      <text:p text:style-name="P1"><text:span text:style-name="T13">• Deployment of encrypted backups. Designed/tested/documented/deployed an enterprise wide Linux backup</text:span></text:p>
      <text:p text:style-name="P1"><text:span text:style-name="T13">system. All data stored on a central server with ISCSI attached network storage. Uses GNUPG and tar over</text:span></text:p>
      <text:p text:style-name="P1"><text:span text:style-name="T13">ssh. Backups/Restores tested on a weekly basis.</text:span></text:p>
      <text:p text:style-name="P1"><text:span text:style-name="T13">• Deployment of Oracle database infrastructure. Deployed 2 Oracle RAC clusters, each consisting of 3 Dell</text:span></text:p>
      <text:p text:style-name="P1"><text:span text:style-name="T13">6850's. They are equipped with Qual Dual Core Xeon's and 32 Gb of RAM, running RedHat Enterprise Linux</text:span></text:p>
      <text:p text:style-name="P1"><text:span text:style-name="T13">4.0 64bit edition. One environment is for staging and one is for production. EMC attached. This environment</text:span></text:p>
      <text:p text:style-name="P1"><text:span text:style-name="T13">is used for Data Warehouse, Transaction Processing Software and Credit Card Clearing applications. </text:span></text:p>
      <text:p text:style-name="P1"><text:span text:style-name="T13">The hardware and software was deployed in 3 business days.</text:span></text:p>
      <text:p text:style-name="P1"><text:span text:style-name="T13">• File Integrity Checking system for PCI compliance. Deployment of file integrity checking across 100 UNIX</text:span></text:p>
      <text:p text:style-name="P1"><text:span text:style-name="T13">servers using fully open source software. Used integrit http://integrit.sf.net and some custom shell scripts</text:span></text:p>
      <text:p text:style-name="P1"><text:span text:style-name="T13">which were submitted back upstream for inclusion.</text:span></text:p>
      <text:p text:style-name="P1"><text:span text:style-name="T13"/></text:p>
      <text:p text:style-name="P14"><text:span text:style-name="T10">Linux/Windows Systems Engineer at GSI Commerce (now an Ebay company)</text:span></text:p>
      <text:p text:style-name="P14"><text:span text:style-name="T10">March 2002 - February 2005 </text:span></text:p>
      <text:p text:style-name="P14"><text:span text:style-name="T10"/></text:p>
      <text:p text:style-name="P1"><text:span text:style-name="T13">• Disaster Recovery from an Informix Database failure. Assisted in the design/testing/and execution of a</text:span></text:p>
      <text:p text:style-name="P1"><text:span text:style-name="T13">disaster recovery in real time (on-the-fly). Wrote and documented the use of several utilities that cut down the</text:span></text:p>
      <text:p text:style-name="P1"><text:span text:style-name="T13">amount of time to recovery by 30 percent.</text:span></text:p>
      <text:p text:style-name="P1"><text:span text:style-name="T13">• Streamlined the FTP Server Configuration process. Streamlined the system configuration and new account</text:span></text:p>
      <text:p text:style-name="P1"><text:span text:style-name="T13">creation process for ProFTPD on a mission critical FTP server. This allowed faster turn around times and</text:span></text:p>
      <text:p text:style-name="P1"><text:span text:style-name="T13">freed up IT resources.</text:span></text:p>
      <text:p text:style-name="P1"><text:span text:style-name="T13">• Deployed open-source Remote Control Software. Deplopyed/Secured/Optimized/Maintained UltraVNC</text:span></text:p>
      <text:p text:style-name="P1"><text:span text:style-name="T13">remote control software. This allowed the Infrastructure Support team to more rapidly respond to users</text:span></text:p>
      <text:p text:style-name="P1"><text:span text:style-name="T13">support requests, and by doing so increase compliance with Service Level Agreements and increase end-user</text:span></text:p>
      <text:p text:style-name="P1"><text:span text:style-name="T13">satisfaction.</text:span></text:p>
      <text:p text:style-name="P1"><text:span text:style-name="T13">• Network Infrastructure Upgrade. Upgraded the network from hubs to Linksys managed switches to increase</text:span></text:p>
      <text:p text:style-name="P1"><text:span text:style-name="T13">network performance and usability/reliability. No network downtime occurred in the process of the upgrade.</text:span></text:p>
      <text:p text:style-name="P1"><text:span text:style-name="T13">• Hardware/Software Inventory Solution: Wrote a custom software/hardware monitoring/reporting system toensure compliance with software licensing and obtain an accurate overview of company assets for inventory and disaster recovery purposes. Utilized WMI/Visio/Microsoft Acce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Nimbus Sans L', sans-serif"/>
    <style:font-face style:name="Lohit Hindi1" svg:font-family="'Lohit Hindi'"/>
    <style:font-face style:name="OpenSymbol" svg:font-family="OpenSymbol"/>
    <style:font-face style:name="Bitstream Charter1" svg:font-family="'Bitstream Charter'" style:font-family-generic="roman"/>
    <style:font-face style:name="Courier New" svg:font-family="'Courier New'" style:font-family-generic="roman"/>
    <style:font-face style:name="Liberation Sans" svg:font-family="'Liberation Sans'" style:font-family-generic="roman"/>
    <style:font-face style:name="Liberation Serif1" svg:font-family="'Liberation Serif'" style:font-family-generic="roman"/>
    <style:font-face style:name="Liberation Sans1" svg:font-family="'Liberation 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 svg:font-family="'Lohit Hindi'" style:font-family-generic="system" style:font-pitch="variable"/>
    <style:font-face style:name="Symbol" svg:font-family="Symbo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Liberation Serif1" fo:font-size="12pt" fo:language="en" fo:country="US" style:font-name-asian="Symbol" style:font-size-asian="12pt" style:font-name-complex="Liberation Sans2" style:font-size-complex="12pt"/>
    </style:style>
    <style:style style:name="Heading" style:family="paragraph" style:parent-style-name="Standard" style:next-style-name="Text_20_body" style:default-outline-level="" style:class="text">
      <style:paragraph-properties fo:margin-top="0.1665in" fo:margin-bottom="0.0811in" fo:keep-with-next="always"/>
      <style:text-properties style:font-name="Liberation Sans1" fo:font-size="14pt" fo:language="en" fo:country="US"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11in"/>
      <style:text-properties style:font-name="Liberation Serif1" fo:font-size="12pt" fo:language="en" fo:country="US" style:font-size-asian="12pt"/>
    </style:style>
    <style:style style:name="List" style:family="paragraph" style:parent-style-name="Text_20_body" style:default-outline-level="" style:class="list">
      <style:paragraph-properties fo:margin-top="0in" fo:margin-bottom="0.0811in"/>
      <style:text-properties style:font-name="Liberation Serif1" fo:font-size="12pt" fo:language="en" fo:country="US" style:font-size-asian="12pt" style:font-name-complex="Lohit Hindi1"/>
    </style:style>
    <style:style style:name="Caption" style:family="paragraph" style:parent-style-name="Standard" style:default-outline-level="" style:class="extra">
      <style:paragraph-properties fo:margin-top="0.0811in" fo:margin-bottom="0.0811in" text:number-lines="false" text:line-number="0"/>
      <style:text-properties style:font-name="Liberation Serif1" fo:font-size="12pt" fo:language="en" fo:country="US"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name="Liberation Serif1" fo:font-size="12pt" fo:language="en" fo:country="US" style:font-size-asian="12pt" style:font-name-complex="Lohit Hindi1"/>
    </style:style>
    <style:style style:name="Contents_20_1" style:display-name="Contents 1" style:family="paragraph" style:parent-style-name="Standard" style:default-outline-level="" style:class="index">
      <style:paragraph-properties fo:margin="100%" fo:margin-left="0.5in" fo:margin-right="0in" fo:text-indent="-0.2965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1in" fo:margin-right="0in" fo:text-indent="-0.2965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1.5in" fo:margin-right="0in" fo:text-indent="-0.2965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2in" fo:margin-right="0in" fo:text-indent="-0.2965in" style:auto-text-indent="false">
        <style:tab-stops>
          <style:tab-stop style:position="6.3354in" style:type="right" style:leader-style="dotted" style:leader-text="."/>
        </style:tab-stops>
      </style:paragraph-properties>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Heading_20_1" style:display-name="Heading 1" style:family="paragraph" style:parent-style-name="Standard" style:next-style-name="Text_20_body" style:default-outline-level="1" style:class="text">
      <style:paragraph-properties fo:margin-top="0.3055in" fo:margin-bottom="0.0417in"/>
      <style:text-properties style:font-name="Liberation Sans" fo:font-size="17pt" fo:font-weight="bold" style:font-size-asian="17pt" style:font-weight-asian="bold"/>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Heading_20_2" style:display-name="Heading 2" style:family="paragraph" style:parent-style-name="Standard" style:next-style-name="Text_20_body" style:default-outline-level="2" style:class="text">
      <style:paragraph-properties fo:margin-top="0.3055in" fo:margin-bottom="0.0417in"/>
      <style:text-properties style:font-name="Liberation Sans" fo:font-size="14pt" fo:font-weight="bold" style:font-size-asian="14pt" style:font-weight-asian="bold"/>
    </style:style>
    <style:style style:name="Square_20_List" style:display-name="Square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Lower_20_Roman_20_List" style:display-name="Lower Roman List" style:family="paragraph" style:parent-style-name="Standard" style:default-outline-level="">
      <style:paragraph-properties fo:margin="100%" fo:margin-left="0.5in" fo:margin-right="0in" fo:text-indent="-0.2965in" style:auto-text-indent="false"/>
    </style:style>
    <style:style style:name="Footnote" style:family="paragraph" style:parent-style-name="Standard" style:default-outline-level="" style:class="extra">
      <style:paragraph-properties fo:margin="100%" fo:margin-left="0.2in" fo:margin-right="0in" fo:text-indent="-0.2in" style:auto-text-indent="false" text:number-lines="false" text:line-number="0"/>
      <style:text-properties fo:font-size="10pt" style:font-size-asian="10pt" style:font-size-complex="10pt"/>
    </style:style>
    <style:style style:name="Diamond_20_List" style:display-name="Diamond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Numbered_20_List" style:display-name="Numbered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Endnote_20_Symbol" style:display-name="Endnote Symbol" style:family="paragraph" style:parent-style-name="Standard" style:default-outline-level=""/>
    <style:style style:name="Triangle_20_List" style:display-name="Triangle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Heading_20_3" style:display-name="Heading 3" style:family="paragraph" style:parent-style-name="Standard" style:next-style-name="Text_20_body" style:default-outline-level="3" style:class="text">
      <style:paragraph-properties fo:margin-top="0.3055in" fo:margin-bottom="0.0417in"/>
      <style:text-properties style:font-name="Liberation Sans" fo:font-size="12pt" fo:font-weight="bold" style:font-size-asian="12pt" style:font-weight-asian="bold"/>
    </style:style>
    <style:style style:name="Dashed_20_List" style:display-name="Dashed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Upper_20_Roman_20_List" style:display-name="Upper Roman List" style:family="paragraph" style:parent-style-name="Numbered_20_List" style:default-outline-level="">
      <style:paragraph-properties fo:margin="100%" fo:margin-left="0.5in" fo:margin-right="0in" fo:text-indent="-0.2965in" style:auto-text-indent="false"/>
    </style:style>
    <style:style style:name="Heading_20_4" style:display-name="Heading 4" style:family="paragraph" style:parent-style-name="Standard" style:next-style-name="Text_20_body" style:default-outline-level="4" style:class="text">
      <style:paragraph-properties fo:margin-top="0.3055in" fo:margin-bottom="0.0417in"/>
      <style:text-properties style:font-name="Liberation Sans" fo:font-size="12pt" fo:font-weight="bold" style:font-size-asian="12pt" style:font-weight-asian="bold"/>
    </style:style>
    <style:style style:name="Heart_20_List" style:display-name="Heart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Contents_20_Header" style:display-name="Contents Header" style:family="paragraph" style:parent-style-name="Standard" style:default-outline-level="">
      <style:paragraph-properties fo:margin-top="0.1665in" fo:margin-bottom="0.0811in" fo:text-align="center" style:justify-single-word="false"/>
      <style:text-properties style:font-name="Liberation Sans" fo:font-size="16pt" fo:font-weight="bold" style:font-size-asian="16pt" style:font-weight-asian="bold"/>
    </style:style>
    <style:style style:name="Upper_20_Case_20_List" style:display-name="Upper Case List" style:family="paragraph" style:parent-style-name="Numbered_20_List" style:default-outline-level="">
      <style:paragraph-properties fo:margin="100%" fo:margin-left="0.5in" fo:margin-right="0in" fo:text-indent="-0.2965in" style:auto-text-indent="false"/>
    </style:style>
    <style:style style:name="Bullet_20_List" style:display-name="Bullet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Hand_20_List" style:display-name="Hand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Tick_20_List" style:display-name="Tick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Lower_20_Case_20_List" style:display-name="Lower Case List" style:family="paragraph" style:parent-style-name="Numbered_20_List" style:default-outline-level="">
      <style:paragraph-properties fo:margin="100%" fo:margin-left="0.5in" fo:margin-right="0in" fo:text-indent="-0.2965in" style:auto-text-indent="false"/>
    </style:style>
    <style:style style:name="Block_20_Text" style:display-name="Block Text" style:family="paragraph" style:parent-style-name="Standard" style:default-outline-level="">
      <style:paragraph-properties fo:margin="100%" fo:margin-left="1in" fo:margin-right="1in" fo:margin-top="0in" fo:margin-bottom="0.0811in" fo:text-indent="0in" style:auto-text-indent="false"/>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Implies_20_List" style:display-name="Implies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Box_20_List" style:display-name="Box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Star_20_List" style:display-name="Star List" style:family="paragraph" style:default-outline-level="">
      <style:paragraph-properties fo:margin="100%" fo:margin-left="0.5in" fo:margin-right="0in" fo:orphans="2" fo:widows="2" fo:text-indent="-0.2965in" style:auto-text-indent="false" style:writing-mode="lr-tb"/>
      <style:text-properties style:use-window-font-color="true" style:font-name="Bitstream Charter" fo:font-size="12pt" style:font-name-asian="Symbol" style:font-size-asian="12pt" style:font-name-complex="Liberation Sans2" style:font-size-complex="12pt"/>
    </style:style>
    <style:style style:name="Plain_20_Text" style:display-name="Plain Text" style:family="paragraph" style:parent-style-name="Standard" style:default-outline-level="">
      <style:text-properties style:font-name="Courier New"/>
    </style:style>
    <style:style style:name="Chapter_20_Heading" style:display-name="Chapter Heading" style:family="paragraph" style:parent-style-name="Numbered_20_Heading_20_1" style:default-outline-level="">
      <style:paragraph-properties>
        <style:tab-stops>
          <style:tab-stop style:position="1.1in"/>
        </style:tab-stops>
      </style:paragraph-properties>
    </style:style>
    <style:style style:name="Endnote" style:family="paragraph" style:parent-style-name="Standard" style:default-outline-level="" style:class="extra">
      <style:paragraph-properties fo:margin="100%" fo:margin-left="0.2in" fo:margin-right="0in" fo:text-indent="-0.2in" style:auto-text-indent="false" text:number-lines="false" text:line-number="0"/>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07T16:07:14</dc:date>
    <meta:generator>LibreOffice/3.5$Linux_X86_64 LibreOffice_project/350m1$Build-2</meta:generator>
    <meta:editing-duration>PT22M19S</meta:editing-duration>
    <meta:editing-cycles>59</meta:editing-cycles>
    <meta:document-statistic meta:table-count="0" meta:image-count="0" meta:object-count="0" meta:page-count="4" meta:paragraph-count="117" meta:word-count="1345" meta:character-count="9944" meta:non-whitespace-character-count="8628"/>
  </office:meta>
</office:document-meta>
</file>